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69.4pt"/>
    </style:style>
    <style:style style:name="co4" style:family="table-column">
      <style:table-column-properties fo:break-before="auto" style:column-width="174.36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7.6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ESP32-SBC-FabGL_Rev_B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,R29,R38,R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24,R2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66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,R25,R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3,R30,R32,R37,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5,R19,R20,R21,R34,R35,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15,R3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,R17,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3,C8,C12,C13,C15,C18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6,C7,C9,C10,C14,C17,C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,Q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2V003F4P6(TSSOP20)</text:p>
          </table:table-cell>
          <table:table-cell table:style-name="ce4" office:value-type="string" calcext:value-type="string">
            <text:p>TSSOP20_Pitch-0.65mm_6.6x4.5x1.2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table:style-name="ce4" office:value-type="string" calcext:value-type="string">
            <text:p>MSOP-10_Pitch-0.5mm_3.00x3.00x1.0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VER-E</text:p>
          </table:table-cell>
          <table:table-cell table:style-name="ce4" office:value-type="string" calcext:value-type="string">
            <text:p>ESP32-WROVER)-UNIVERSAL_MODULE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04DBVR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3.5-365-5P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ZZER_PB1221P</text:p>
            <text:p>(1.1-1.7V_2kHz_12MM)</text:p>
          </table:table-cell>
          <table:table-cell office:value-type="string" calcext:value-type="string">
            <text:p>PB1221P_1-Plus_2-Minus</text:p>
          </table:table-cell>
          <table:table-cell office:value-type="string" calcext:value-type="string">
            <text:p>BUZ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R6_MINI-DIN</text:p>
          </table:table-cell>
          <table:table-cell office:value-type="string" calcext:value-type="string">
            <text:p>PS2_MDR6_MINI-DIN</text:p>
          </table:table-cell>
          <table:table-cell office:value-type="string" calcext:value-type="string">
            <text:p>PS2_KEYBOARD1,PS2_MO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R15-3.08-14.5T/VGA15/14.5mm</text:p>
          </table:table-cell>
          <table:table-cell office:value-type="string" calcext:value-type="string">
            <text:p>VGA15-F(HDR15-3.08-14.5T)</text:p>
          </table:table-cell>
          <table:table-cell office:value-type="string" calcext:value-type="string">
            <text:p>VG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table:style-name="ce4" office:value-type="string" calcext:value-type="string">
            <text:p>USB2.0_TYPE-C(A40-00119-A52-12)_Paste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R-10-LF(BH10R)</text:p>
          </table:table-cell>
          <table:table-cell office:value-type="string" calcext:value-type="string">
            <text:p>BH10R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8</text:p>
          </table:table-cell>
          <table:table-cell office:value-type="string" calcext:value-type="string">
            <text:p>Access_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12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-WX-1x2-LF+MJ6</text:p>
          </table:table-cell>
          <table:table-cell office:value-type="string" calcext:value-type="string">
            <text:p>HN1x2(SMD)_H-WX-1x2-LF</text:p>
          </table:table-cell>
          <table:table-cell office:value-type="string" calcext:value-type="string">
            <text:p>BUZ_EN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4,C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1,TVS2,TVS3,TVS4,TVS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SBLC6-2P6)</text:p>
          </table:table-cell>
          <table:table-cell office:value-type="string" calcext:value-type="string">
            <text:p>SOT-666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PGM/DB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7-1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3">00/00/0000</text:date>, <text:time style:data-style-name="N2" text:time-value="13:28:43.406277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3:29:36.694344680</dc:date>
    <meta:editing-duration>PT39M42S</meta:editing-duration>
    <meta:editing-cycles>30</meta:editing-cycles>
    <meta:generator>LibreOffice/5.1.6.2$Linux_X86_64 LibreOffice_project/10m0$Build-2</meta:generator>
    <meta:document-statistic meta:table-count="1" meta:cell-count="220" meta:object-count="0"/>
  </office:meta>
</office:document-meta>
</file>